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MethodArgumentResolver.ModelMethodArgumentResolver( ReactiveAdapterRegistry adapter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MethodArgumentResolver.supportsParameter( MethodParameter par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MethodArgumentResolver.resolveArgumentValue( MethodParameter parameter , BindingContext context , ServerWeb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